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Plugin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lugin.get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lugin.getPlugi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lugin.getResourceString( final String the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app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lugin.WebappPlugin( final IPluginDescriptor the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appPlugin.getWebapp( final IJavaProject theJava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